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8" style:family="table-column">
      <style:table-column-properties fo:break-before="auto" style:column-width="3.44cm"/>
    </style:style>
    <style:style style:name="co25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85cm"/>
    </style:style>
    <style:style style:name="co4" style:family="table-column">
      <style:table-column-properties fo:break-before="auto" style:column-width="1.663cm"/>
    </style:style>
    <style:style style:name="co5" style:family="table-column">
      <style:table-column-properties fo:break-before="auto" style:column-width="1.637cm"/>
    </style:style>
    <style:style style:name="co6" style:family="table-column">
      <style:table-column-properties fo:break-before="auto" style:column-width="1.358cm"/>
    </style:style>
    <style:style style:name="co7" style:family="table-column">
      <style:table-column-properties fo:break-before="auto" style:column-width="1.164cm"/>
    </style:style>
    <style:style style:name="co8" style:family="table-column">
      <style:table-column-properties fo:break-before="auto" style:column-width="3.385cm"/>
    </style:style>
    <style:style style:name="co9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969cm"/>
    </style:style>
    <style:style style:name="co12" style:family="table-column">
      <style:table-column-properties fo:break-before="auto" style:column-width="2.912cm"/>
    </style:style>
    <style:style style:name="co13" style:family="table-column">
      <style:table-column-properties fo:break-before="auto" style:column-width="3.579cm"/>
    </style:style>
    <style:style style:name="co14" style:family="table-column">
      <style:table-column-properties fo:break-before="auto" style:column-width="4.939cm"/>
    </style:style>
    <style:style style:name="co15" style:family="table-column">
      <style:table-column-properties fo:break-before="auto" style:column-width="6.216cm"/>
    </style:style>
    <style:style style:name="co16" style:family="table-column">
      <style:table-column-properties fo:break-before="auto" style:column-width="6.02cm"/>
    </style:style>
    <style:style style:name="co17" style:family="table-column">
      <style:table-column-properties fo:break-before="auto" style:column-width="4.494cm"/>
    </style:style>
    <style:style style:name="co18" style:family="table-column">
      <style:table-column-properties fo:break-before="auto" style:column-width="6.077cm"/>
    </style:style>
    <style:style style:name="co19" style:family="table-column">
      <style:table-column-properties fo:break-before="auto" style:column-width="4.523cm"/>
    </style:style>
    <style:style style:name="co20" style:family="table-column">
      <style:table-column-properties fo:break-before="auto" style:column-width="3.718cm"/>
    </style:style>
    <style:style style:name="co21" style:family="table-column">
      <style:table-column-properties fo:break-before="auto" style:column-width="4.688cm"/>
    </style:style>
    <style:style style:name="co22" style:family="table-column">
      <style:table-column-properties fo:break-before="auto" style:column-width="6.188cm"/>
    </style:style>
    <style:style style:name="co23" style:family="table-column">
      <style:table-column-properties fo:break-before="auto" style:column-width="5.66cm"/>
    </style:style>
    <style:style style:name="co24" style:family="table-column">
      <style:table-column-properties fo:break-before="auto" style:column-width="4.994cm"/>
    </style:style>
    <style:style style:name="co26" style:family="table-column">
      <style:table-column-properties fo:break-before="auto" style:column-width="5.521cm"/>
    </style:style>
    <style:style style:name="co27" style:family="table-column">
      <style:table-column-properties fo:break-before="auto" style:column-width="2.718cm"/>
    </style:style>
    <style:style style:name="co28" style:family="table-column">
      <style:table-column-properties fo:break-before="auto" style:column-width="4.023cm"/>
    </style:style>
    <style:style style:name="co29" style:family="table-column">
      <style:table-column-properties fo:break-before="auto" style:column-width="3.912cm"/>
    </style:style>
    <style:style style:name="co30" style:family="table-column">
      <style:table-column-properties fo:break-before="auto" style:column-width="4.189cm"/>
    </style:style>
    <style:style style:name="co31" style:family="table-column">
      <style:table-column-properties fo:break-before="auto" style:column-width="5.272cm"/>
    </style:style>
    <style:style style:name="co32" style:family="table-column">
      <style:table-column-properties fo:break-before="auto" style:column-width="3.967cm"/>
    </style:style>
    <style:style style:name="co33" style:family="table-column">
      <style:table-column-properties fo:break-before="auto" style:column-width="3.69cm"/>
    </style:style>
    <style:style style:name="co34" style:family="table-column">
      <style:table-column-properties fo:break-before="auto" style:column-width="4.745cm"/>
    </style:style>
    <style:style style:name="co35" style:family="table-column">
      <style:table-column-properties fo:break-before="auto" style:column-width="3.745cm"/>
    </style:style>
    <style:style style:name="co36" style:family="table-column">
      <style:table-column-properties fo:break-before="auto" style:column-width="3.357cm"/>
    </style:style>
    <style:style style:name="co37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3.773cm"/>
    </style:style>
    <style:style style:name="co40" style:family="table-column">
      <style:table-column-properties fo:break-before="auto" style:column-width="2.635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053cm" fo:break-before="auto" style:use-optimal-row-height="tru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outline="false" style:text-line-through-style="none" fo:language="en" fo:country="GB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">
      <style:table-cell-properties fo:wrap-option="wrap"/>
    </style:style>
  </office:automatic-styles>
  <office:body>
    <office:spreadsheet>
      <table:content-validations>
        <table:content-validation table:name="val1" table:condition="of:cell-content-is-in-list(&quot;x010&quot;;&quot;x020&quot;;&quot;x040&quot;;&quot;x100&quot;)" table:allow-empty-cell="true" table:display-list="unsorted" table:base-cell-address="Sheet1.E2"/>
        <table:content-validation table:name="val2" table:condition="of:cell-content-is-in-list(&quot;Alaimidae&quot;;&quot;Aphelenchidae&quot;;&quot;Aphelenchoididae&quot;;&quot;Aporcelaimidae&quot;;&quot;Campydoridae&quot;;&quot;Cephalobidae&quot;;&quot;Criconematidae&quot;;&quot;Diplogastridae&quot;;&quot;Diploscapteridae&quot;;&quot;Dolichodoridae&quot;;&quot;Dorylaimidae&quot;;&quot;Enoplidae&quot;;&quot;Hoplolaimidae&quot;;&quot;Leptolaimidae&quot;;&quot;Mononchidae&quot;;&quot;Neodiplogastridae&quot;;&quot;Panagrolaimidae&quot;;&quot;Paraphelenchidae&quot;;&quot;Paratylenchidae&quot;;&quot;Plectidae&quot;;&quot;Pratylenchidae&quot;;&quot;Psilenchidae&quot;;&quot;Qudsianematidae&quot;;&quot;Rhabditidae&quot;;&quot;Rhabdolaimidae&quot;;&quot;Steinernematidae &quot;;&quot;Trichodoridae &quot;;&quot;Tylenchidae&quot;;&quot;Tylencholaimidae&quot;;&quot;Tylencholaimoidea&quot;;&quot;Tylopharyngidae&quot;;&quot;&quot;)" table:allow-empty-cell="true" table:display-list="sorted-ascending" table:base-cell-address="Sheet1.G2">
          <table:error-message table:message-type="stop" table:display="true"/>
        </table:content-validation>
        <table:content-validation table:name="val3" table:condition="of:cell-content-is-in-list(&quot;amphid&quot;;&quot;anal opening&quot;;&quot;annules&quot;;&quot;anterior&quot;;&quot;anterior end (Head)&quot;;&quot;anus or cloaca&quot;;&quot;body &quot;;&quot;bucal cavity&quot;;&quot;buccal cavity with transverse subventral rib&quot;;&quot;bursa&quot;;&quot;caudal alae&quot;;&quot;cladial &quot;;&quot;cuticle&quot;;&quot;deirids &quot;;&quot;developing eggs&quot;;&quot;dorsal body pores in anterior body&quot;;&quot;esophagal glands &quot;;&quot;esophageal gland opening&quot;;&quot;esophageal-intestinal interface&quot;;&quot;esophagus&quot;;&quot;excretory system&quot;;&quot;extrearoy pore&quot;;&quot;female body&quot;;&quot;female gonads&quot;;&quot;glands&quot;;&quot;grinder&quot;;&quot;gubernaculurn&quot;;&quot;head&quot;;&quot;head reagion with dorsal tooth in buccal cavity&quot;;&quot;head region in ventral view&quot;;&quot;head region with a large dorsal tooth in a barrel-shaped buccal cavity  &quot;;&quot;head region with amphid opening (small slit)&quot;;&quot;head region with stoma and anterior part of pharynx&quot;;&quot;intestine&quot;;&quot;knobs&quot;;&quot;lateral fi eld at mid-body&quot;;&quot;lateral field&quot;;&quot;lateral field (incisure)&quot;;&quot;lateral field and body pores&quot;;&quot;lip annules&quot;;&quot;lips&quot;;&quot;male body    &quot;;&quot;male gonads&quot;;&quot;median bulb&quot;;&quot;mid section&quot;;&quot;middle and posterior parts&quot;;&quot;nerve ring&quot;;&quot;ovary&quot;;&quot;ovary with single row of oocytes&quot;;&quot;pharyngeal region&quot;;&quot;pharynx base with cardia and intestine&quot;;&quot;pharynx base, with cardia and intestine&quot;;&quot;pharynx region&quot;;&quot;phasmid&quot;;&quot;posterior&quot;;&quot;posterior part of pharynx&quot;;&quot;posterior tail region&quot;;&quot;sensory papillae&quot;;&quot;spermotheca&quot;;&quot;spicukes&quot;;&quot;spiculum, tubular supplements and caudal glands&quot;;&quot;stoma &amp; amphid&quot;;&quot;stomatostyle&quot;;&quot;stylet&quot;;&quot;tail&quot;;&quot;tail region with anus and caudal glands&quot;;&quot;tail region with papillae and spinneret&quot;;&quot;tail region with spiculum, gubernaculum and spinneret&quot;;&quot;tail region with spinneret and papillae&quot;;&quot;tail tip&quot;;&quot;tail with terminal spinneret  &quot;;&quot;tail, phasmid&quot;;&quot;testes&quot;;&quot;tubular supplements&quot;;&quot;tubular supplements and spiculum&quot;;&quot;uterus&quot;;&quot;vagina&quot;;&quot;valve and cardia&quot;;&quot;ventral amphid opening&quot;;&quot;ventral body pores in anterior body&quot;;&quot;vulva&quot;;&quot;vulva, vagina&quot;;&quot;vulva, vagina and uterus with egg&quot;;&quot;vulval region&quot;;&quot;&quot;)" table:allow-empty-cell="true" table:display-list="unsorted" table:base-cell-address="Sheet1.H2"/>
        <table:content-validation table:name="val4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 gland opening&quot;;&quot;esophageal-intestinal interface&quot;;&quot;excretory system&quot;;&quot;extrearoy pore&quot;;&quot;developing eggs&quot;;&quot;female gonads&quot;;&quot;male gonad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&quot;;&quot;posterior&quot;;&quot;sensory papillae&quot;;&quot;spermotheca&quot;;&quot;spicukes&quot;;&quot;stylet&quot;;&quot;tail&quot;;&quot;testes&quot;;&quot;uterus&quot;;&quot;vagina&quot;;&quot;vulva&quot;;&quot;stomatostyle&quot;;&quot;annules&quot;;&quot;anus or cloaca&quot;;&quot;gubernaculurn&quot;)" table:allow-empty-cell="true" table:display-list="unsorted" table:base-cell-address="Sheet1.H2"/>
        <table:content-validation table:name="val5" table:condition="of:cell-content-is-in-list(&quot;amphid&quot;;&quot;anterior&quot;;&quot;body &quot;;&quot;bucal cavity&quot;;&quot;bursa&quot;;&quot;caudal alae&quot;;&quot;cladial &quot;;&quot;cuticle&quot;;&quot;deirids &quot;;&quot;esophagus&quot;;&quot;esophagal glands &quot;;&quot;esophageal-intestinal interface&quot;;&quot;excretory system&quot;;&quot;extrearoy pore&quot;;&quot;developing eggs&quot;;&quot;glands&quot;;&quot;grinder&quot;;&quot;head&quot;;&quot;intestine&quot;;&quot;knobs&quot;;&quot;lateral field&quot;;&quot;lateral field (incisure)&quot;;&quot;lip annules&quot;;&quot;lips&quot;;&quot;median bulb&quot;;&quot;mid section&quot;;&quot;nerve ring&quot;;&quot;ovary&quot;;&quot;phasmids&quot;;&quot;posterior&quot;;&quot;sensory papillae&quot;;&quot;spermotheca&quot;;&quot;spicukes&quot;;&quot;stylet&quot;;&quot;tail&quot;;&quot;testes&quot;;&quot;uterus&quot;;&quot;vagina&quot;;&quot;vulva&quot;;&quot;&quot;)" table:allow-empty-cell="true" table:display-list="unsorted" table:base-cell-address="Sheet1.H2"/>
      </table:content-validations>
      <table:table table:name="Sheet1" table:style-name="ta1" table:print="false">
        <table:table-column table:style-name="co3" table:number-columns-repeated="2" table:default-cell-style-name="ce2"/>
        <table:table-column table:style-name="co4" table:visibility="collapse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5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2"/>
        <table:table-column table:style-name="co21" table:default-cell-style-name="ce2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6" table:default-cell-style-name="ce2"/>
        <table:table-column table:style-name="co27" table:default-cell-style-name="ce2"/>
        <table:table-column table:style-name="co25" table:number-columns-repeated="2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25" table:number-columns-repeated="2" table:default-cell-style-name="ce2"/>
        <table:table-column table:style-name="co31" table:default-cell-style-name="ce2"/>
        <table:table-column table:style-name="co13" table:default-cell-style-name="ce2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2" table:default-cell-style-name="ce2"/>
        <table:table-column table:style-name="co35" table:default-cell-style-name="ce2"/>
        <table:table-column table:style-name="co25" table:default-cell-style-name="ce2"/>
        <table:table-column table:style-name="co36" table:default-cell-style-name="ce2"/>
        <table:table-column table:style-name="co37" table:default-cell-style-name="ce2"/>
        <table:table-column table:style-name="co39" table:default-cell-style-name="ce2"/>
        <table:table-column table:style-name="co36" table:default-cell-style-name="ce2"/>
        <table:table-column table:style-name="co40" table:default-cell-style-name="ce2"/>
        <table:table-column table:style-name="co25" table:number-columns-repeated="978" table:default-cell-style-name="ce2"/>
        <table:table-row table:style-name="ro3">
          <table:table-cell office:value-type="string">
            <text:p>Annotated</text:p>
          </table:table-cell>
          <table:table-cell office:value-type="string">
            <text:p>Nem</text:p>
          </table:table-cell>
          <table:table-cell office:value-type="string">
            <text:p>Image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Mag</text:p>
          </table:table-cell>
          <table:table-cell office:value-type="string">
            <text:p>Family</text:p>
          </table:table-cell>
          <table:table-cell office:value-type="string">
            <text:p>Genus</text:p>
          </table:table-cell>
          <table:table-cell office:value-type="string">
            <text:p>View</text:p>
          </table:table-cell>
          <table:table-cell office:value-type="string">
            <text:p>overall body length</text:p>
          </table:table-cell>
          <table:table-cell table:style-name="ce3" office:value-type="string">
            <text:p>distance of vulva from anterior </text:p>
          </table:table-cell>
          <table:table-cell office:value-type="string">
            <text:p>% distance of vulva from anterior</text:p>
          </table:table-cell>
          <table:table-cell office:value-type="string">
            <text:p>stylet or spear length (stomatostyle or odontostyle)</text:p>
          </table:table-cell>
          <table:table-cell office:value-type="string">
            <text:p>% distance from anterior to median bulb relative to length of esophagus</text:p>
          </table:table-cell>
          <table:table-cell office:value-type="string">
            <text:p>% distance of anterior phasmid from anterior of nematode in relation to body length</text:p>
          </table:table-cell>
          <table:table-cell office:value-type="string">
            <text:p>% distance of dorsal esophageal gland opening from stylet knobs in relation to stylet length</text:p>
          </table:table-cell>
          <table:table-cell office:value-type="string">
            <text:p>% distance of phasmid from anus in relation to length of tail</text:p>
          </table:table-cell>
          <table:table-cell office:value-type="string">
            <text:p>% distance of posterior phasmid from anterior of nematode in relation to body length</text:p>
          </table:table-cell>
          <table:table-cell office:value-type="string">
            <text:p>% length of anterior female gonad in relation to body length</text:p>
          </table:table-cell>
          <table:table-cell office:value-type="string">
            <text:p>% length of male gonad relative to body length</text:p>
          </table:table-cell>
          <table:table-cell office:value-type="string">
            <text:p>% length of posterior female gonad in relation to body length</text:p>
          </table:table-cell>
          <table:table-cell office:value-type="string">
            <text:p>(distance of dorsal esophageal gland opening from stylet knobs x 100)/(length of stylet)</text:p>
          </table:table-cell>
          <table:table-cell office:value-type="string">
            <text:p>(distance of phasmid(when not erratic) from anus x 100)/( length of tail)</text:p>
          </table:table-cell>
          <table:table-cell office:value-type="string">
            <text:p>body length / distance from anterior to base of esophageal glands</text:p>
          </table:table-cell>
          <table:table-cell office:value-type="string">
            <text:p>body length / distance from anterior to esophago-intestinal valve</text:p>
          </table:table-cell>
          <table:table-cell office:value-type="string">
            <text:p>body length / greatest body diameter</text:p>
          </table:table-cell>
          <table:table-cell office:value-type="string">
            <text:p>body length / tail length</text:p>
          </table:table-cell>
          <table:table-cell office:value-type="string">
            <text:p>capitulum length in µm</text:p>
          </table:table-cell>
          <table:table-cell office:value-type="string">
            <text:p>conus of stomatostyle/total stomatosyle length</text:p>
          </table:table-cell>
          <table:table-cell office:value-type="string">
            <text:p>distance from anterior end to excretory pore in µm</text:p>
          </table:table-cell>
          <table:table-cell office:value-type="string">
            <text:p>distance from base of stylet to median bulb valve/stylet length.</text:p>
          </table:table-cell>
          <table:table-cell office:value-type="string">
            <text:p>distance from vulva to anus</text:p>
          </table:table-cell>
          <table:table-cell office:value-type="string">
            <text:p>gubernaculurn length in µm</text:p>
          </table:table-cell>
          <table:table-cell office:value-type="string">
            <text:p>number of body annules between anterior and excretory pore</text:p>
          </table:table-cell>
          <table:table-cell office:value-type="string">
            <text:p>number of body annules between anus and tail tip</text:p>
          </table:table-cell>
          <table:table-cell office:value-type="string">
            <text:p>number of body annules between vulva and anus</text:p>
          </table:table-cell>
          <table:table-cell office:value-type="string">
            <text:p>number of body annules between vulva and tail tip</text:p>
          </table:table-cell>
          <table:table-cell office:value-type="string">
            <text:p>number of specimens on which measurements are based</text:p>
          </table:table-cell>
          <table:table-cell office:value-type="string">
            <text:p>portion of body from anus or cloaca to posterior terminus</text:p>
          </table:table-cell>
          <table:table-cell office:value-type="string">
            <text:p>SE/L (measured in same units) expressed as %).</text:p>
          </table:table-cell>
          <table:table-cell office:value-type="string">
            <text:p>spicule length in µm</text:p>
          </table:table-cell>
          <table:table-cell office:value-type="string">
            <text:p>stylet extension (odontophore) length in µm</text:p>
          </table:table-cell>
          <table:table-cell office:value-type="string">
            <text:p>stylet length / body diameter at base of stylet</text:p>
          </table:table-cell>
          <table:table-cell office:value-type="string">
            <text:p>stylet length/body length (measured in same units as %).</text:p>
          </table:table-cell>
          <table:table-cell office:value-type="string">
            <text:p>tail length / tail diameter at anus or cloaca</text:p>
          </table:table-cell>
          <table:table-cell office:value-type="string">
            <text:p>total number of body annules</text:p>
          </table:table-cell>
          <table:table-cell office:value-type="string">
            <text:p>Flickr URL</text:p>
          </table:table-cell>
          <table:table-cell office:value-type="string">
            <text:p>Github Url</text:p>
          </table:table-cell>
          <table:table-cell table:number-columns-repeated="976"/>
        </table:table-row>
        <table:table-row table:style-name="ro6">
          <table:table-cell/>
          <table:table-cell office:value-type="string">
            <text:p>Nem_0001</text:p>
          </table:table-cell>
          <table:table-cell/>
          <table:table-cell office:value-type="float" office:value="5.9">
            <text:p>5.9</text:p>
          </table:table-cell>
          <table:table-cell office:value-type="float" office:value="139.5">
            <text:p>139.5</text:p>
          </table:table-cell>
          <table:table-cell office:value-type="float" office:value="100">
            <text:p>100</text:p>
          </table:table-cell>
          <table:table-cell table:content-validation-name="val2" office:value-type="string">
            <text:p>Aporcelaimidae</text:p>
          </table:table-cell>
          <table:table-cell/>
          <table:table-cell table:content-validation-name="val3"/>
          <table:table-cell table:content-validation-name="val4" office:value-type="float" office:value="1820.53">
            <text:p>1820.53</text:p>
          </table:table-cell>
          <table:table-cell table:content-validation-name="val4" office:value-type="float" office:value="940.66">
            <text:p>940.66</text:p>
          </table:table-cell>
          <table:table-cell table:formula="of:=+[.K2]/[.J2]" office:value-type="percentage" office:value="0.516695687519569">
            <text:p>52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2</text:p>
          </table:table-cell>
          <table:table-cell/>
          <table:table-cell office:value-type="float" office:value="8">
            <text:p>8</text:p>
          </table:table-cell>
          <table:table-cell office:value-type="float" office:value="139.1">
            <text:p>139.1</text:p>
          </table:table-cell>
          <table:table-cell office:value-type="float" office:value="100">
            <text:p>100</text:p>
          </table:table-cell>
          <table:table-cell table:content-validation-name="val2" office:value-type="string">
            <text:p>Qudsianematidae</text:p>
          </table:table-cell>
          <table:table-cell/>
          <table:table-cell table:content-validation-name="val3"/>
          <table:table-cell table:content-validation-name="val5" office:value-type="float" office:value="931.94">
            <text:p>931.94</text:p>
          </table:table-cell>
          <table:table-cell table:content-validation-name="val5"/>
          <table:table-cell table:formula="of:=+[.K3]/[.J3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3</text:p>
          </table:table-cell>
          <table:table-cell/>
          <table:table-cell office:value-type="float" office:value="9.9">
            <text:p>9.9</text:p>
          </table:table-cell>
          <table:table-cell office:value-type="float" office:value="137.9">
            <text:p>137.9</text:p>
          </table:table-cell>
          <table:table-cell office:value-type="float" office:value="100">
            <text:p>100</text:p>
          </table:table-cell>
          <table:table-cell table:content-validation-name="val2" office:value-type="string">
            <text:p>Qudsianematidae</text:p>
          </table:table-cell>
          <table:table-cell/>
          <table:table-cell table:content-validation-name="val3"/>
          <table:table-cell table:content-validation-name="val5" office:value-type="float" office:value="952.6">
            <text:p>952.6</text:p>
          </table:table-cell>
          <table:table-cell table:content-validation-name="val5"/>
          <table:table-cell table:formula="of:=+[.K4]/[.J4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4</text:p>
          </table:table-cell>
          <table:table-cell/>
          <table:table-cell office:value-type="float" office:value="9.5">
            <text:p>9.5</text:p>
          </table:table-cell>
          <table:table-cell office:value-type="float" office:value="136">
            <text:p>136</text:p>
          </table:table-cell>
          <table:table-cell office:value-type="float" office:value="100">
            <text:p>100</text:p>
          </table:table-cell>
          <table:table-cell table:content-validation-name="val2" office:value-type="string">
            <text:p>Rhabditidae</text:p>
          </table:table-cell>
          <table:table-cell/>
          <table:table-cell table:content-validation-name="val3"/>
          <table:table-cell table:content-validation-name="val5" office:value-type="float" office:value="412.22">
            <text:p>412.22</text:p>
          </table:table-cell>
          <table:table-cell table:content-validation-name="val5"/>
          <table:table-cell table:formula="of:=+[.K5]/[.J5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5</text:p>
          </table:table-cell>
          <table:table-cell/>
          <table:table-cell office:value-type="float" office:value="10.5">
            <text:p>10.5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  <table:table-cell table:content-validation-name="val2" office:value-type="string">
            <text:p>Aporcelaimidae</text:p>
          </table:table-cell>
          <table:table-cell/>
          <table:table-cell table:content-validation-name="val3"/>
          <table:table-cell table:content-validation-name="val5" office:value-type="float" office:value="594.6">
            <text:p>594.6</text:p>
          </table:table-cell>
          <table:table-cell table:content-validation-name="val5"/>
          <table:table-cell table:formula="of:=+[.K6]/[.J6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6</text:p>
          </table:table-cell>
          <table:table-cell/>
          <table:table-cell office:value-type="float" office:value="10.9">
            <text:p>10.9</text:p>
          </table:table-cell>
          <table:table-cell office:value-type="float" office:value="140.5">
            <text:p>140.5</text:p>
          </table:table-cell>
          <table:table-cell table:content-validation-name="val1" office:value-type="float" office:value="100">
            <text:p>100</text:p>
          </table:table-cell>
          <table:table-cell table:content-validation-name="val2" office:value-type="string">
            <text:p>Qudsianematidae</text:p>
          </table:table-cell>
          <table:table-cell/>
          <table:table-cell table:content-validation-name="val3"/>
          <table:table-cell table:content-validation-name="val5" office:value-type="float" office:value="444.71">
            <text:p>444.71</text:p>
          </table:table-cell>
          <table:table-cell table:content-validation-name="val5"/>
          <table:table-cell table:formula="of:=+[.K7]/[.J7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7</text:p>
          </table:table-cell>
          <table:table-cell/>
          <table:table-cell office:value-type="float" office:value="11.3">
            <text:p>11.3</text:p>
          </table:table-cell>
          <table:table-cell office:value-type="float" office:value="133.7">
            <text:p>133.7</text:p>
          </table:table-cell>
          <table:table-cell table:content-validation-name="val1" office:value-type="float" office:value="100">
            <text:p>100</text:p>
          </table:table-cell>
          <table:table-cell table:content-validation-name="val2" office:value-type="string">
            <text:p>Plectidae</text:p>
          </table:table-cell>
          <table:table-cell/>
          <table:table-cell table:content-validation-name="val3"/>
          <table:table-cell table:content-validation-name="val5" office:value-type="float" office:value="615.34">
            <text:p>615.34</text:p>
          </table:table-cell>
          <table:table-cell table:content-validation-name="val5"/>
          <table:table-cell table:formula="of:=+[.K8]/[.J8]" office:value-type="percentage" office:value="0">
            <text:p>0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8</text:p>
          </table:table-cell>
          <table:table-cell/>
          <table:table-cell office:value-type="float" office:value="12">
            <text:p>12</text:p>
          </table:table-cell>
          <table:table-cell office:value-type="float" office:value="138.9">
            <text:p>138.9</text:p>
          </table:table-cell>
          <table:table-cell table:content-validation-name="val1" office:value-type="float" office:value="100">
            <text:p>100</text:p>
          </table:table-cell>
          <table:table-cell table:content-validation-name="val2" office:value-type="string">
            <text:p>Tylenchidae</text:p>
          </table:table-cell>
          <table:table-cell/>
          <table:table-cell table:content-validation-name="val3"/>
          <table:table-cell table:content-validation-name="val5" office:value-type="float" office:value="432.8">
            <text:p>432.8</text:p>
          </table:table-cell>
          <table:table-cell table:content-validation-name="val5" office:value-type="float" office:value="300.59">
            <text:p>300.59</text:p>
          </table:table-cell>
          <table:table-cell table:formula="of:=+[.K9]/[.J9]" office:value-type="percentage" office:value="0.694524029574861">
            <text:p>69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09</text:p>
          </table:table-cell>
          <table:table-cell/>
          <table:table-cell office:value-type="float" office:value="13.6">
            <text:p>13.6</text:p>
          </table:table-cell>
          <table:table-cell office:value-type="float" office:value="140.7">
            <text:p>140.7</text:p>
          </table:table-cell>
          <table:table-cell table:content-validation-name="val1" office:value-type="float" office:value="100">
            <text:p>100</text:p>
          </table:table-cell>
          <table:table-cell table:content-validation-name="val2" office:value-type="string">
            <text:p>Aporcelaimidae</text:p>
          </table:table-cell>
          <table:table-cell/>
          <table:table-cell table:content-validation-name="val3"/>
          <table:table-cell table:content-validation-name="val5" office:value-type="float" office:value="1998.08">
            <text:p>1998.08</text:p>
          </table:table-cell>
          <table:table-cell table:content-validation-name="val5" office:value-type="float" office:value="1010.4">
            <text:p>1010.4</text:p>
          </table:table-cell>
          <table:table-cell table:formula="of:=+[.K10]/[.J10]" office:value-type="percentage" office:value="0.505685458039718">
            <text:p>51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0</text:p>
          </table:table-cell>
          <table:table-cell/>
          <table:table-cell office:value-type="float" office:value="15">
            <text:p>15</text:p>
          </table:table-cell>
          <table:table-cell office:value-type="float" office:value="138.5">
            <text:p>138.5</text:p>
          </table:table-cell>
          <table:table-cell table:content-validation-name="val1" office:value-type="float" office:value="100">
            <text:p>100</text:p>
          </table:table-cell>
          <table:table-cell table:content-validation-name="val2" office:value-type="string">
            <text:p>Rhabditidae</text:p>
          </table:table-cell>
          <table:table-cell/>
          <table:table-cell table:content-validation-name="val3"/>
          <table:table-cell table:content-validation-name="val5" office:value-type="float" office:value="979.54">
            <text:p>979.54</text:p>
          </table:table-cell>
          <table:table-cell table:content-validation-name="val5" office:value-type="string">
            <text:p>fem</text:p>
          </table:table-cell>
          <table:table-cell table:formula="of:=+[.K11]/[.J11]" office:value-type="percentage" office:value="0">
            <text:p>#VALUE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1</text:p>
          </table:table-cell>
          <table:table-cell/>
          <table:table-cell office:value-type="float" office:value="15">
            <text:p>15</text:p>
          </table:table-cell>
          <table:table-cell office:value-type="float" office:value="141.3">
            <text:p>141.3</text:p>
          </table:table-cell>
          <table:table-cell table:content-validation-name="val1" office:value-type="float" office:value="100">
            <text:p>100</text:p>
          </table:table-cell>
          <table:table-cell table:content-validation-name="val2" office:value-type="string">
            <text:p>Aporcelaimidae</text:p>
          </table:table-cell>
          <table:table-cell/>
          <table:table-cell table:content-validation-name="val3"/>
          <table:table-cell table:content-validation-name="val5" office:value-type="float" office:value="897.74">
            <text:p>897.74</text:p>
          </table:table-cell>
          <table:table-cell table:content-validation-name="val5" office:value-type="string">
            <text:p>fem</text:p>
          </table:table-cell>
          <table:table-cell table:formula="of:=+[.K12]/[.J12]" office:value-type="percentage" office:value="0">
            <text:p>#VALUE!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2</text:p>
          </table:table-cell>
          <table:table-cell/>
          <table:table-cell office:value-type="float" office:value="18">
            <text:p>18</text:p>
          </table:table-cell>
          <table:table-cell office:value-type="float" office:value="140">
            <text:p>140</text:p>
          </table:table-cell>
          <table:table-cell table:content-validation-name="val1" office:value-type="float" office:value="100">
            <text:p>100</text:p>
          </table:table-cell>
          <table:table-cell table:content-validation-name="val2" office:value-type="string">
            <text:p>Plectidae</text:p>
          </table:table-cell>
          <table:table-cell/>
          <table:table-cell table:content-validation-name="val3"/>
          <table:table-cell table:content-validation-name="val5" office:value-type="float" office:value="498.12">
            <text:p>498.12</text:p>
          </table:table-cell>
          <table:table-cell table:content-validation-name="val5" office:value-type="float" office:value="256.5">
            <text:p>256.5</text:p>
          </table:table-cell>
          <table:table-cell table:formula="of:=+[.K13]/[.J13]" office:value-type="percentage" office:value="0.514936159961455">
            <text:p>51%</text:p>
          </table:table-cell>
          <table:table-cell table:number-columns-repeated="1012"/>
        </table:table-row>
        <table:table-row table:style-name="ro6">
          <table:table-cell/>
          <table:table-cell office:value-type="string">
            <text:p>Nem_0013</text:p>
          </table:table-cell>
          <table:table-cell/>
          <table:table-cell office:value-type="float" office:value="18.9">
            <text:p>18.9</text:p>
          </table:table-cell>
          <table:table-cell office:value-type="float" office:value="135.1">
            <text:p>135.1</text:p>
          </table:table-cell>
          <table:table-cell table:content-validation-name="val1"/>
          <table:table-cell table:content-validation-name="val2" office:value-type="string">
            <text:p>Qudsianematidae</text:p>
          </table:table-cell>
          <table:table-cell/>
          <table:table-cell table:content-validation-name="val3"/>
          <table:table-cell table:content-validation-name="val5" office:value-type="float" office:value="508.63">
            <text:p>508.63</text:p>
          </table:table-cell>
          <table:table-cell table:content-validation-name="val5"/>
          <table:table-cell table:formula="of:=+[.K14]/[.J14]" office:value-type="percentage" office:value="0">
            <text:p>0%</text:p>
          </table:table-cell>
          <table:table-cell table:number-columns-repeated="1012"/>
        </table:table-row>
        <table:table-row table:style-name="ro7" table:number-rows-repeated="104856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38" table:default-cell-style-name="Default"/>
        <table:table-row table:style-name="ro4">
          <table:table-cell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table table:name="Sheet3" table:style-name="ta1" table:print="false">
        <table:table-column table:style-name="co25" table:default-cell-style-name="Default"/>
        <table:table-row table:style-name="ro4">
          <table:table-cell table:style-name="ce4" office:value-type="string">
            <text:p>Family</text:p>
          </table:table-cell>
        </table:table-row>
        <table:table-row table:style-name="ro5">
          <table:table-cell office:value-type="string">
            <text:p>Aphelenchidae</text:p>
          </table:table-cell>
        </table:table-row>
        <table:table-row table:style-name="ro5">
          <table:table-cell office:value-type="string">
            <text:p>Aphelenchoididae</text:p>
          </table:table-cell>
        </table:table-row>
        <table:table-row table:style-name="ro5">
          <table:table-cell office:value-type="string">
            <text:p>Aporcelaimidae</text:p>
          </table:table-cell>
        </table:table-row>
        <table:table-row table:style-name="ro5">
          <table:table-cell office:value-type="string">
            <text:p>Campydoridae</text:p>
          </table:table-cell>
        </table:table-row>
        <table:table-row table:style-name="ro5">
          <table:table-cell office:value-type="string">
            <text:p>Cephalobidae</text:p>
          </table:table-cell>
        </table:table-row>
        <table:table-row table:style-name="ro5">
          <table:table-cell office:value-type="string">
            <text:p>Criconematidae</text:p>
          </table:table-cell>
        </table:table-row>
        <table:table-row table:style-name="ro5">
          <table:table-cell office:value-type="string">
            <text:p>Diplogastridae</text:p>
          </table:table-cell>
        </table:table-row>
        <table:table-row table:style-name="ro5">
          <table:table-cell office:value-type="string">
            <text:p>Diploscapteridae</text:p>
          </table:table-cell>
        </table:table-row>
        <table:table-row table:style-name="ro5">
          <table:table-cell office:value-type="string">
            <text:p>Dolichodoridae</text:p>
          </table:table-cell>
        </table:table-row>
        <table:table-row table:style-name="ro5">
          <table:table-cell office:value-type="string">
            <text:p>Dorylaimidae</text:p>
          </table:table-cell>
        </table:table-row>
        <table:table-row table:style-name="ro5">
          <table:table-cell office:value-type="string">
            <text:p>Hoplolaimidae</text:p>
          </table:table-cell>
        </table:table-row>
        <table:table-row table:style-name="ro5">
          <table:table-cell office:value-type="string">
            <text:p>Mononchidae</text:p>
          </table:table-cell>
        </table:table-row>
        <table:table-row table:style-name="ro5">
          <table:table-cell office:value-type="string">
            <text:p>Neodiplogastridae</text:p>
          </table:table-cell>
        </table:table-row>
        <table:table-row table:style-name="ro5">
          <table:table-cell office:value-type="string">
            <text:p>Panagrolaimidae</text:p>
          </table:table-cell>
        </table:table-row>
        <table:table-row table:style-name="ro5">
          <table:table-cell office:value-type="string">
            <text:p>Paraphelenchidae</text:p>
          </table:table-cell>
        </table:table-row>
        <table:table-row table:style-name="ro5">
          <table:table-cell office:value-type="string">
            <text:p>Paratylenchidae</text:p>
          </table:table-cell>
        </table:table-row>
        <table:table-row table:style-name="ro5">
          <table:table-cell office:value-type="string">
            <text:p>Plectidae</text:p>
          </table:table-cell>
        </table:table-row>
        <table:table-row table:style-name="ro5">
          <table:table-cell office:value-type="string">
            <text:p>Pratylenchidae</text:p>
          </table:table-cell>
        </table:table-row>
        <table:table-row table:style-name="ro5">
          <table:table-cell office:value-type="string">
            <text:p>Psilenchidae</text:p>
          </table:table-cell>
        </table:table-row>
        <table:table-row table:style-name="ro5">
          <table:table-cell office:value-type="string">
            <text:p>Rhabditidae</text:p>
          </table:table-cell>
        </table:table-row>
        <table:table-row table:style-name="ro5">
          <table:table-cell office:value-type="string">
            <text:p>Rhabdolaimidae</text:p>
          </table:table-cell>
        </table:table-row>
        <table:table-row table:style-name="ro5">
          <table:table-cell office:value-type="string">
            <text:p>Trichodoridae</text:p>
          </table:table-cell>
        </table:table-row>
        <table:table-row table:style-name="ro4">
          <table:table-cell table:style-name="ce4" office:value-type="string">
            <text:p>Trichodoridae </text:p>
          </table:table-cell>
        </table:table-row>
        <table:table-row table:style-name="ro5">
          <table:table-cell office:value-type="string">
            <text:p>Tylenchidae</text:p>
          </table:table-cell>
        </table:table-row>
        <table:table-row table:style-name="ro5">
          <table:table-cell office:value-type="string">
            <text:p>Tylencholaimidae</text:p>
          </table:table-cell>
        </table:table-row>
        <table:table-row table:style-name="ro5">
          <table:table-cell office:value-type="string">
            <text:p>Tylopharyngidae</text:p>
          </table:table-cell>
        </table:table-row>
      </table:table>
      <table:database-ranges>
        <table:database-range table:target-range-address="Sheet3.A1:Sheet3.A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$</number:text>
      <number:number number:decimal-places="0" number:min-integer-digits="1" number:grouping="true"/>
    </number:number-style>
    <number:number-style style:name="N108">
      <number:text>-$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</number:text>
      <number:number number:decimal-places="0" number:min-integer-digits="1" number:grouping="true"/>
    </number:number-style>
    <number:number-style style:name="N109">
      <style:text-properties fo:color="#ff0000"/>
      <number:text>-$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</number:text>
      <number:number number:decimal-places="2" number:min-integer-digits="1" number:grouping="true"/>
    </number:number-style>
    <number:number-style style:name="N111">
      <number:text>-$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/>
    </number:number-style>
    <number:number-style style:name="N112">
      <style:text-properties fo:color="#ff0000"/>
      <number:text>-$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</number:text>
      <number:number number:decimal-places="0" number:min-integer-digits="1" number:grouping="true"/>
      <number:text> </number:text>
    </number:number-style>
    <number:number-style style:name="N124P1" style:volatile="true">
      <number:text>-$</number:text>
      <number:number number:decimal-places="0" number:min-integer-digits="1" number:grouping="true"/>
      <number:text> </number:text>
    </number:number-style>
    <number:number-style style:name="N124P2" style:volatile="true">
      <number:text> $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2" number:min-integer-digits="1" number:grouping="true"/>
      <number:text> </number:text>
    </number:number-style>
    <number:number-style style:name="N132P1" style:volatile="true">
      <number:text>-$</number:text>
      <number:number number:decimal-places="2" number:min-integer-digits="1" number:grouping="true"/>
      <number:text> </number:text>
    </number:number-style>
    <number:number-style style:name="N132P2" style:volatile="true">
      <number:text> $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fo:color="#000000" style:font-name="Calibri" fo:font-size="12pt" style:font-name-asian="Microsoft YaHei" style:font-size-asian="12pt" style:font-name-complex="Calibri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3">23/06/2022</text:date>, <text:time>12:1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wrence Perepolkin</meta:initial-creator>
    <meta:creation-date>2021-12-01T13:01:38.15</meta:creation-date>
    <dc:date>2022-06-23T12:11:39.11</dc:date>
    <dc:creator>Lawrence Perepolkin</dc:creator>
    <meta:editing-duration>PT18H12M14S</meta:editing-duration>
    <meta:editing-cycles>49</meta:editing-cycles>
    <meta:generator>OpenOffice/4.1.11$Win32 OpenOffice.org_project/4111m1$Build-9808</meta:generator>
    <meta:document-statistic meta:table-count="3" meta:cell-count="205" meta:object-count="0"/>
  </office:meta>
</office:document-meta>
</file>